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pt"/>
    </style:style>
    <style:style style:name="co2" style:family="table-column">
      <style:table-column-properties fo:break-before="auto" style:column-width="94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848.07pt" svg:height="568.2pt" svg:x="157.75pt" svg:y="121.86pt">
            <draw:object draw:notify-on-update-of-ranges="results.A2:results.A42 results.B2:result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C</text:p>
          </table:table-cell>
          <table:table-cell office:value-type="float" office:value="205.31114067175" calcext:value-type="float">
            <text:p>205.31114067175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62.9468133661313" calcext:value-type="float">
            <text:p>62.9468133661313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62.1614254329245" calcext:value-type="float">
            <text:p>62.1614254329245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57.4718834566743" calcext:value-type="float">
            <text:p>57.471883456674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56.3409678195658" calcext:value-type="float">
            <text:p>56.340967819565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51.6353476619053" calcext:value-type="float">
            <text:p>51.6353476619053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39.6357353432578" calcext:value-type="float">
            <text:p>39.6357353432578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28.3693360205484" calcext:value-type="float">
            <text:p>28.3693360205484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24.9140396792044" calcext:value-type="float">
            <text:p>24.914039679204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3.2995634498343" calcext:value-type="float">
            <text:p>23.2995634498343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21.2644751729245" calcext:value-type="float">
            <text:p>21.264475172924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0.4014313878074" calcext:value-type="float">
            <text:p>20.4014313878074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20.2179052264829" calcext:value-type="float">
            <text:p>20.217905226482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20.1378212981699" calcext:value-type="float">
            <text:p>20.1378212981699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19.104504803297" calcext:value-type="float">
            <text:p>19.10450480329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8.4400837204198" calcext:value-type="float">
            <text:p>18.4400837204198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18.2150018678967" calcext:value-type="float">
            <text:p>18.215001867896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17.2707250036214" calcext:value-type="float">
            <text:p>17.2707250036214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16.5087452033692" calcext:value-type="float">
            <text:p>16.5087452033692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6.0371984755028" calcext:value-type="float">
            <text:p>16.037198475502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6.0235441757712" calcext:value-type="float">
            <text:p>16.0235441757712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15.0452765369114" calcext:value-type="float">
            <text:p>15.0452765369114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14.1094367479793" calcext:value-type="float">
            <text:p>14.1094367479793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float" office:value="13.8620049352464" calcext:value-type="float">
            <text:p>13.8620049352464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13.6221662896536" calcext:value-type="float">
            <text:p>13.6221662896536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12.954675611257" calcext:value-type="float">
            <text:p>12.954675611257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12.80491887156" calcext:value-type="float">
            <text:p>12.80491887156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11.9950865047869" calcext:value-type="float">
            <text:p>11.9950865047869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11.4220763796213" calcext:value-type="float">
            <text:p>11.4220763796213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11.2994280818152" calcext:value-type="float">
            <text:p>11.2994280818152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11.030753203926" calcext:value-type="float">
            <text:p>11.03075320392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10.5064894628653" calcext:value-type="float">
            <text:p>10.506489462865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9.5706842514462" calcext:value-type="float">
            <text:p>9.5706842514462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9.24916355333267" calcext:value-type="float">
            <text:p>9.24916355333267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8.6146443881852" calcext:value-type="float">
            <text:p>8.6146443881852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8.0009877848949" calcext:value-type="float">
            <text:p>8.0009877848949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7.93069104905584" calcext:value-type="float">
            <text:p>7.93069104905584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7.5690260625073" calcext:value-type="float">
            <text:p>7.5690260625073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7.46380918287629" calcext:value-type="float">
            <text:p>7.4638091828762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5.71680000983276" calcext:value-type="float">
            <text:p>5.71680000983276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5.67341599926887" calcext:value-type="float">
            <text:p>5.6734159992688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6T23:36:31.344715289</dc:date>
    <meta:editing-duration>PT4M6S</meta:editing-duration>
    <meta:editing-cycles>1</meta:editing-cycles>
    <meta:document-statistic meta:table-count="1" meta:cell-count="10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919cm" svg:height="20.046cm" xlink:href=".." xlink:type="simple" chart:class="chart:bar" chart:style-name="ch1">
        <chart:plot-area chart:style-name="ch2" table:cell-range-address="results.A2:results.B42" chart:data-source-has-labels="column" svg:x="0.598cm" svg:y="0.4cm" svg:width="28.723cm" svg:height="19.246cm">
          <chartooo:coordinate-region svg:x="1.475cm" svg:y="0.6cm" svg:width="27.846cm" svg:height="18.398cm"/>
          <chart:axis chart:dimension="x" chart:name="primary-x" chart:style-name="ch3" chartooo:axis-type="auto">
            <chartooo:date-scale/>
            <chart:categories table:cell-range-address="results.A2:results.A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42" chart:class="chart:bar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WA</text:p>
                <draw:g>
                  <svg:desc>results.A2:results.A42</svg:desc>
                </draw:g>
              </table:table-cell>
              <table:table-cell office:value-type="float" office:value="100">
                <text:p>100</text:p>
                <draw:g>
                  <svg:desc>results.B2:results.B42</svg:desc>
                </draw:g>
              </table:table-cell>
            </table:table-row>
            <table:table-row>
              <table:table-cell office:value-type="string">
                <text:p>MA</text:p>
              </table:table-cell>
              <table:table-cell office:value-type="float" office:value="62.9468133661313">
                <text:p>62.9468133661313</text:p>
              </table:table-cell>
            </table:table-row>
            <table:table-row>
              <table:table-cell office:value-type="string">
                <text:p>OR</text:p>
              </table:table-cell>
              <table:table-cell office:value-type="float" office:value="62.1614254329245">
                <text:p>62.1614254329245</text:p>
              </table:table-cell>
            </table:table-row>
            <table:table-row>
              <table:table-cell office:value-type="string">
                <text:p>NY</text:p>
              </table:table-cell>
              <table:table-cell office:value-type="float" office:value="57.4718834566743">
                <text:p>57.4718834566743</text:p>
              </table:table-cell>
            </table:table-row>
            <table:table-row>
              <table:table-cell office:value-type="string">
                <text:p>CO</text:p>
              </table:table-cell>
              <table:table-cell office:value-type="float" office:value="56.3409678195658">
                <text:p>56.3409678195658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51.6353476619053">
                <text:p>51.6353476619053</text:p>
              </table:table-cell>
            </table:table-row>
            <table:table-row>
              <table:table-cell office:value-type="string">
                <text:p>UT</text:p>
              </table:table-cell>
              <table:table-cell office:value-type="float" office:value="39.6357353432578">
                <text:p>39.6357353432578</text:p>
              </table:table-cell>
            </table:table-row>
            <table:table-row>
              <table:table-cell office:value-type="string">
                <text:p>IL</text:p>
              </table:table-cell>
              <table:table-cell office:value-type="float" office:value="28.3693360205484">
                <text:p>28.3693360205484</text:p>
              </table:table-cell>
            </table:table-row>
            <table:table-row>
              <table:table-cell office:value-type="string">
                <text:p>NC</text:p>
              </table:table-cell>
              <table:table-cell office:value-type="float" office:value="24.9140396792044">
                <text:p>24.9140396792044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23.2995634498343">
                <text:p>23.2995634498343</text:p>
              </table:table-cell>
            </table:table-row>
            <table:table-row>
              <table:table-cell office:value-type="string">
                <text:p>NH</text:p>
              </table:table-cell>
              <table:table-cell office:value-type="float" office:value="21.2644751729245">
                <text:p>21.2644751729245</text:p>
              </table:table-cell>
            </table:table-row>
            <table:table-row>
              <table:table-cell office:value-type="string">
                <text:p>MN</text:p>
              </table:table-cell>
              <table:table-cell office:value-type="float" office:value="20.4014313878074">
                <text:p>20.4014313878074</text:p>
              </table:table-cell>
            </table:table-row>
            <table:table-row>
              <table:table-cell office:value-type="string">
                <text:p>NM</text:p>
              </table:table-cell>
              <table:table-cell office:value-type="float" office:value="20.2179052264829">
                <text:p>20.2179052264829</text:p>
              </table:table-cell>
            </table:table-row>
            <table:table-row>
              <table:table-cell office:value-type="string">
                <text:p>MD</text:p>
              </table:table-cell>
              <table:table-cell office:value-type="float" office:value="20.1378212981699">
                <text:p>20.1378212981699</text:p>
              </table:table-cell>
            </table:table-row>
            <table:table-row>
              <table:table-cell office:value-type="string">
                <text:p>AZ</text:p>
              </table:table-cell>
              <table:table-cell office:value-type="float" office:value="19.104504803297">
                <text:p>19.104504803297</text:p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18.4400837204198">
                <text:p>18.4400837204198</text:p>
              </table:table-cell>
            </table:table-row>
            <table:table-row>
              <table:table-cell office:value-type="string">
                <text:p>TX</text:p>
              </table:table-cell>
              <table:table-cell office:value-type="float" office:value="18.2150018678967">
                <text:p>18.2150018678967</text:p>
              </table:table-cell>
            </table:table-row>
            <table:table-row>
              <table:table-cell office:value-type="string">
                <text:p>VT</text:p>
              </table:table-cell>
              <table:table-cell office:value-type="float" office:value="17.2707250036214">
                <text:p>17.2707250036214</text:p>
              </table:table-cell>
            </table:table-row>
            <table:table-row>
              <table:table-cell office:value-type="string">
                <text:p>VA</text:p>
              </table:table-cell>
              <table:table-cell office:value-type="float" office:value="16.5087452033692">
                <text:p>16.5087452033692</text:p>
              </table:table-cell>
            </table:table-row>
            <table:table-row>
              <table:table-cell office:value-type="string">
                <text:p>MO</text:p>
              </table:table-cell>
              <table:table-cell office:value-type="float" office:value="16.0371984755028">
                <text:p>16.0371984755028</text:p>
              </table:table-cell>
            </table:table-row>
            <table:table-row>
              <table:table-cell office:value-type="string">
                <text:p>GA</text:p>
              </table:table-cell>
              <table:table-cell office:value-type="float" office:value="16.0235441757712">
                <text:p>16.0235441757712</text:p>
              </table:table-cell>
            </table:table-row>
            <table:table-row>
              <table:table-cell office:value-type="string">
                <text:p>TN</text:p>
              </table:table-cell>
              <table:table-cell office:value-type="float" office:value="15.0452765369114">
                <text:p>15.0452765369114</text:p>
              </table:table-cell>
            </table:table-row>
            <table:table-row>
              <table:table-cell office:value-type="string">
                <text:p>WI</text:p>
              </table:table-cell>
              <table:table-cell office:value-type="float" office:value="14.1094367479793">
                <text:p>14.1094367479793</text:p>
              </table:table-cell>
            </table:table-row>
            <table:table-row>
              <table:table-cell office:value-type="string">
                <text:p>NJ</text:p>
              </table:table-cell>
              <table:table-cell office:value-type="float" office:value="13.8620049352464">
                <text:p>13.8620049352464</text:p>
              </table:table-cell>
            </table:table-row>
            <table:table-row>
              <table:table-cell office:value-type="string">
                <text:p>KS</text:p>
              </table:table-cell>
              <table:table-cell office:value-type="float" office:value="13.6221662896536">
                <text:p>13.6221662896536</text:p>
              </table:table-cell>
            </table:table-row>
            <table:table-row>
              <table:table-cell office:value-type="string">
                <text:p>OH</text:p>
              </table:table-cell>
              <table:table-cell office:value-type="float" office:value="12.954675611257">
                <text:p>12.954675611257</text:p>
              </table:table-cell>
            </table:table-row>
            <table:table-row>
              <table:table-cell office:value-type="string">
                <text:p>MI</text:p>
              </table:table-cell>
              <table:table-cell office:value-type="float" office:value="12.80491887156">
                <text:p>12.80491887156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11.9950865047869">
                <text:p>11.9950865047869</text:p>
              </table:table-cell>
            </table:table-row>
            <table:table-row>
              <table:table-cell office:value-type="string">
                <text:p>HI</text:p>
              </table:table-cell>
              <table:table-cell office:value-type="float" office:value="11.4220763796213">
                <text:p>11.4220763796213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11.2994280818152">
                <text:p>11.2994280818152</text:p>
              </table:table-cell>
            </table:table-row>
            <table:table-row>
              <table:table-cell office:value-type="string">
                <text:p>MT</text:p>
              </table:table-cell>
              <table:table-cell office:value-type="float" office:value="11.030753203926">
                <text:p>11.030753203926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10.5064894628653">
                <text:p>10.5064894628653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9.5706842514462">
                <text:p>9.5706842514462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9.24916355333267">
                <text:p>9.24916355333267</text:p>
              </table:table-cell>
            </table:table-row>
            <table:table-row>
              <table:table-cell office:value-type="string">
                <text:p>NV</text:p>
              </table:table-cell>
              <table:table-cell office:value-type="float" office:value="8.6146443881852">
                <text:p>8.6146443881852</text:p>
              </table:table-cell>
            </table:table-row>
            <table:table-row>
              <table:table-cell office:value-type="string">
                <text:p>OK</text:p>
              </table:table-cell>
              <table:table-cell office:value-type="float" office:value="8.0009877848949">
                <text:p>8.0009877848949</text:p>
              </table:table-cell>
            </table:table-row>
            <table:table-row>
              <table:table-cell office:value-type="string">
                <text:p>LA</text:p>
              </table:table-cell>
              <table:table-cell office:value-type="float" office:value="7.93069104905584">
                <text:p>7.93069104905584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7.5690260625073">
                <text:p>7.5690260625073</text:p>
              </table:table-cell>
            </table:table-row>
            <table:table-row>
              <table:table-cell office:value-type="string">
                <text:p>KY</text:p>
              </table:table-cell>
              <table:table-cell office:value-type="float" office:value="7.46380918287629">
                <text:p>7.46380918287629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5.71680000983276">
                <text:p>5.71680000983276</text:p>
              </table:table-cell>
            </table:table-row>
            <table:table-row>
              <table:table-cell office:value-type="string">
                <text:p>SC</text:p>
              </table:table-cell>
              <table:table-cell office:value-type="float" office:value="5.67341599926887">
                <text:p>5.67341599926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